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571.83pt" svg:height="477.52pt" svg:x="682.07pt" svg:y="0pt">
            <draw:object draw:notify-on-update-of-ranges="Sheet1.A3:Sheet1.A20 Sheet1.D3:Sheet1.D20 Sheet1.G3:Sheet1.G20 Sheet1.E3:Sheet1.E20 Sheet1.E3:Sheet1.E20 Sheet1.E3:Sheet1.E15 Sheet1.E3:Sheet1.E15 Sheet1.B3:Sheet1.B20 Sheet1.F3:Sheet1.F20 Sheet1.C3:Sheet1.C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61.74pt" svg:height="384.97pt" svg:x="687.88pt" svg:y="515.93pt">
            <draw:object draw:notify-on-update-of-ranges="Sheet1.A25:Sheet1.A28 Sheet1.B25:Sheet1.B28 Sheet1.D25:Sheet1.D28 Sheet1.C25:Sheet1.C28 Sheet1.C25:Sheet1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style-name="Default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table:style-name="Default"/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VGG16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VGG16 + DecisionTree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VGG16 + RandomForest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table:style-name="ce3" office:value-type="string" calcext:value-type="string">
            <text:p>VGG16 + LogReg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VGG16 + GradientBoosting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2" draw:text-style-name="P3" svg:width="82.18pt" svg:height="26.62pt" svg:x="194.66pt" svg:y="187.88pt" draw:caption-point-x="-17.29pt" draw:caption-point-y="42.8pt">
              <dc:date>2018-03-13T00:00:00</dc:date>
              <text:p text:style-name="P2"><text:span text:style-name="T1">100 epoch</text:span></text:p>
            </office:annotation>
            <text:p>VGG16 + NN</text:p>
          </table:table-cell>
          <table:table-cell office:value-type="float" office:value="0.64" calcext:value-type="float">
            <text:p>0.64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table:formula="of:=ORG.LIBREOFFICE.COLOR(17; 212; 209; 1)" office:value-type="float" office:value="17945809" calcext:value-type="float">
            <text:p>179458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wo TanH hidden layers</text:p>
          </table:table-cell>
          <table:table-cell office:value-type="float" office:value="0.66" calcext:value-type="float">
            <text:p>0.66</text:p>
          </table:table-cell>
          <table:table-cell office:value-type="float" office:value="0.07" calcext:value-type="float">
            <text:p>0.07</text:p>
          </table:table-cell>
          <table:table-cell table:formula="of:=ORG.LIBREOFFICE.COLOR(17; 173; 212; 1)" office:value-type="float" office:value="17935828" calcext:value-type="float">
            <text:p>1793582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table:formula="of:=ORG.LIBREOFFICE.COLOR(17; 212; 173; 1)" office:value-type="float" office:value="17945773" calcext:value-type="float">
            <text:p>1794577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table:formula="of:=ORG.LIBREOFFICE.COLOR(255; 20; 20; 1)" office:value-type="float" office:value="33494036" calcext:value-type="float">
            <text:p>33494036</text:p>
          </table:table-cell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E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21:22:10.707542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3T22:27:03.836349558</dc:date>
    <meta:editing-duration>PT9H26M22S</meta:editing-duration>
    <meta:editing-cycles>15</meta:editing-cycles>
    <meta:generator>LibreOffice/6.0.1.1$Linux_X86_64 LibreOffice_project/60bfb1526849283ce2491346ed2aa51c465abfe6</meta:generator>
    <meta:document-statistic meta:table-count="1" meta:cell-count="1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20" chart:error-lower-range="Sheet1.E3:Sheet1.E2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3:Sheet1.E20" chart:error-lower-range="Sheet1.E3:Sheet1.E20" loext:std-weight="1"/>
      <style:graphic-properties draw:stroke="solid" svg:stroke-width="0.051cm" svg:stroke-color="#ed1c24" svg:stroke-opacity="50%" draw:stroke-linejoin="round"/>
    </style:style>
    <style:style style:name="ch13" style:family="chart" style:data-style-name="N0">
      <style:chart-properties chart:link-data-style-to-source="true" chart:error-category="cell-range" chart:error-upper-range="Sheet1.C3:Sheet1.C20" chart:error-lower-range="Sheet1.C3:Sheet1.C20"/>
      <style:graphic-properties draw:stroke="none" draw:fill-color="#fff2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C3:Sheet1.C20" chart:error-lower-range="Sheet1.C3:Sheet1.C20" loext:std-weight="1"/>
      <style:graphic-properties draw:stroke="solid" svg:stroke-width="0.051cm" svg:stroke-color="#ed1c24" svg:stroke-opacity="5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74cm" svg:height="16.847cm" xlink:href=".." xlink:type="simple" chart:class="chart:bar" chart:style-name="ch1">
        <chart:title svg:x="6.73cm" svg:y="0.471cm" chart:style-name="ch2">
          <text:p>Batik Classifiers Comparison</text:p>
        </chart:title>
        <chart:subtitle svg:x="6.035cm" svg:y="1.66cm" chart:style-name="ch3">
          <text:p>Cross Validation (k = 7) on 5 classes datasets</text:p>
        </chart:subtitle>
        <chart:legend chart:legend-position="bottom" svg:x="7.187cm" svg:y="16.248cm" style:legend-expansion="wide" chart:style-name="ch4"/>
        <chart:plot-area chart:style-name="ch5" table:cell-range-address="Sheet1.A3:Sheet1.B20 Sheet1.D3:Sheet1.D20 Sheet1.F3:Sheet1.G20" chart:data-source-has-labels="both" svg:x="0.313cm" svg:y="2.64cm" svg:width="19.513cm" svg:height="12.14cm">
          <chartooo:coordinate-region svg:x="5.723cm" svg:y="2.64cm" svg:width="13.863cm" svg:height="11.493cm"/>
          <chart:axis chart:dimension="x" chart:name="primary-x" chart:style-name="ch6" chartooo:axis-type="auto">
            <chartooo:date-scale/>
            <chart:categories table:cell-range-address="Sheet1.A3:Sheet1.A20"/>
          </chart:axis>
          <chart:axis chart:dimension="y" chart:name="primary-y" chart:style-name="ch7">
            <chart:title svg:x="9.35cm" svg:y="15.116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20" loext:label-string="&quot;Tuned Dataset&quot;" chart:class="chart:bar">
            <chart:error-indicator chart:style-name="ch11" chart:dimension="x"/>
            <chart:error-indicator chart:style-name="ch12" chart:dimension="y"/>
            <chart:data-point chart:repeated="18"/>
            <loext:propertry-mapping loext:property="FillColor" loext:cell-range-address="Sheet1.G3:Sheet1.G20"/>
          </chart:series>
          <chart:series chart:style-name="ch13" chart:values-cell-range-address="Sheet1.B3:Sheet1.B20" loext:label-string="&quot;Original Dataset&quot;" chart:class="chart:bar">
            <chart:error-indicator chart:style-name="ch14" chart:dimension="y"/>
            <chart:data-point chart:repeated="11"/>
            <chart:data-point chart:style-name="ch15" chart:repeated="2"/>
            <chart:data-point chart:repeated="5"/>
            <loext:propertry-mapping loext:property="FillColor" loext:cell-range-address="Sheet1.F3:Sheet1.F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URF + BoW + SVM</text:p>
                <draw:g>
                  <svg:desc>Sheet1.A3:Sheet1.A20</svg:desc>
                </draw:g>
              </table:table-cell>
              <table:table-cell office:value-type="float" office:value="0.35">
                <text:p>0.35</text:p>
                <draw:g>
                  <svg:desc>Sheet1.D3:Sheet1.D20</svg:desc>
                </draw:g>
              </table:table-cell>
              <table:table-cell office:value-type="float" office:value="0.12">
                <text:p>0.12</text:p>
                <draw:g>
                  <svg:desc>Sheet1.E3:Sheet1.E15</svg:desc>
                </draw:g>
              </table:table-cell>
              <table:table-cell office:value-type="float" office:value="0.12">
                <text:p>0.12</text:p>
                <draw:g>
                  <svg:desc>Sheet1.E3:Sheet1.E15</svg:desc>
                </draw:g>
              </table:table-cell>
              <table:table-cell office:value-type="float" office:value="0.12">
                <text:p>0.12</text:p>
                <draw:g>
                  <svg:desc>Sheet1.E3:Sheet1.E20</svg:desc>
                </draw:g>
              </table:table-cell>
              <table:table-cell office:value-type="float" office:value="0.12">
                <text:p>0.12</text:p>
                <draw:g>
                  <svg:desc>Sheet1.E3:Sheet1.E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0.34">
                <text:p>0.34</text:p>
                <draw:g>
                  <svg:desc>Sheet1.B3:Sheet1.B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NaN">
                <text:p>NaN</text:p>
                <draw:g>
                  <svg:desc>Sheet1.F3:Sheet1.F20</svg:desc>
                </draw:g>
              </table:table-cell>
            </table:table-row>
            <table:table-row>
              <table:table-cell office:value-type="string">
                <text:p>VGG16 + SVM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DecisionTree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LogReg</text:p>
              </table:table-cell>
              <table:table-cell office:value-type="float" office:value="0.65">
                <text:p>0.6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LogRe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error-category="cell-range" chart:error-upper-range="Sheet1.C25:Sheet1.C28" chart:error-lower-range="Sheet1.C25:Sheet1.C28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25:Sheet1.C28" chart:error-lower-range="Sheet1.C25:Sheet1.C28"/>
      <style:graphic-properties draw:stroke="none" draw:fill-color="#00aaad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25:Sheet1.C28" chart:error-lower-range="Sheet1.C25:Sheet1.C28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18cm" svg:height="13.582cm" xlink:href=".." xlink:type="simple" chart:class="chart:bar" chart:style-name="ch1">
        <chart:title svg:x="5.944cm" svg:y="0.406cm" chart:style-name="ch2">
          <text:p>VGG16 Batik Classifiers Accuracy</text:p>
        </chart:title>
        <chart:subtitle svg:x="4.282cm" svg:y="1.53cm" chart:style-name="ch3">
          <text:p>Cross validation (k = 7) on tuned 5 classes dataset (523 images)</text:p>
        </chart:subtitle>
        <chart:plot-area chart:style-name="ch4" table:cell-range-address="Sheet1.A25:Sheet1.B28 Sheet1.D25:Sheet1.D28" chart:data-source-has-labels="both" svg:x="0.395cm" svg:y="3.568cm" svg:width="19.025cm" svg:height="8.76cm">
          <chartooo:coordinate-region svg:x="4.377cm" svg:y="3.568cm" svg:width="14.803cm" svg:height="8.113cm"/>
          <chart:axis chart:dimension="x" chart:name="primary-x" chart:style-name="ch5" chartooo:axis-type="auto">
            <chartooo:date-scale/>
            <chart:categories table:cell-range-address="Sheet1.A25:Sheet1.A28"/>
          </chart:axis>
          <chart:axis chart:dimension="y" chart:name="primary-y" chart:style-name="ch6">
            <chart:title svg:x="9.188cm" svg:y="12.599cm" chart:style-name="ch7">
              <text:p>Accuracy</text:p>
            </chart:title>
            <chart:grid chart:style-name="ch8" chart:class="major"/>
          </chart:axis>
          <chart:series chart:style-name="ch9" chart:values-cell-range-address="Sheet1.B25:Sheet1.B28" loext:label-string="&quot;Models&quot;" chart:class="chart:bar">
            <chart:error-indicator chart:style-name="ch10" chart:dimension="y"/>
            <chart:data-point chart:repeated="2"/>
            <chart:data-point chart:style-name="ch11" chart:repeated="2"/>
            <loext:propertry-mapping loext:property="FillColor" loext:cell-range-address="Sheet1.D25:Sheet1.D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Two ReLU hidden layers</text:p>
                <draw:g>
                  <svg:desc>Sheet1.A25:Sheet1.A28</svg:desc>
                </draw:g>
              </table:table-cell>
              <table:table-cell office:value-type="float" office:value="0.26">
                <text:p>0.26</text:p>
                <draw:g>
                  <svg:desc>Sheet1.B25:Sheet1.B28</svg:desc>
                </draw:g>
              </table:table-cell>
              <table:table-cell office:value-type="float" office:value="0.04">
                <text:p>0.04</text:p>
                <draw:g>
                  <svg:desc>Sheet1.C25:Sheet1.C28</svg:desc>
                </draw:g>
              </table:table-cell>
              <table:table-cell office:value-type="float" office:value="0.04">
                <text:p>0.04</text:p>
                <draw:g>
                  <svg:desc>Sheet1.C25:Sheet1.C28</svg:desc>
                </draw:g>
              </table:table-cell>
              <table:table-cell office:value-type="float" office:value="17945809">
                <text:p>17945809</text:p>
                <draw:g>
                  <svg:desc>Sheet1.D25:Sheet1.D28</svg:desc>
                </draw:g>
              </table:table-cell>
            </table:table-row>
            <table:table-row>
              <table:table-cell office:value-type="string">
                <text:p>Two TanH hidden layers</text:p>
              </table:table-cell>
              <table:table-cell office:value-type="float" office:value="0.66">
                <text:p>0.6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7935828">
                <text:p>17935828</text:p>
              </table:table-cell>
            </table:table-row>
            <table:table-row>
              <table:table-cell office:value-type="string">
                <text:p>One ReLU hidden layer</text:p>
              </table:table-cell>
              <table:table-cell office:value-type="float" office:value="0.42">
                <text:p>0.4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17945773">
                <text:p>17945773</text:p>
              </table:table-cell>
            </table:table-row>
            <table:table-row>
              <table:table-cell office:value-type="string">
                <text:p>One TanH hidden layer</text:p>
              </table:table-cell>
              <table:table-cell office:value-type="float" office:value="0.67">
                <text:p>0.6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3494036">
                <text:p>33494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